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4c8b" officeooo:paragraph-rsid="00054c8b"/>
    </style:style>
    <style:style style:name="P2" style:family="paragraph" style:parent-style-name="Standard">
      <style:text-properties officeooo:rsid="00063b40" officeooo:paragraph-rsid="00063b40"/>
    </style:style>
    <style:style style:name="P3" style:family="paragraph" style:parent-style-name="Standard">
      <style:text-properties officeooo:rsid="0008f132" officeooo:paragraph-rsid="0008f132"/>
    </style:style>
    <style:style style:name="P4" style:family="paragraph" style:parent-style-name="Standard">
      <style:text-properties officeooo:paragraph-rsid="00063b40"/>
    </style:style>
    <style:style style:name="P5" style:family="paragraph" style:parent-style-name="Standard">
      <style:text-properties officeooo:rsid="000d82d2" officeooo:paragraph-rsid="000d82d2"/>
    </style:style>
    <style:style style:name="P6" style:family="paragraph" style:parent-style-name="Title">
      <style:text-properties officeooo:rsid="0008345c"/>
    </style:style>
    <style:style style:name="P7" style:family="paragraph" style:parent-style-name="Standard">
      <style:text-properties officeooo:rsid="00054c8b" officeooo:paragraph-rsid="00054c8b"/>
    </style:style>
    <style:style style:name="P8" style:family="paragraph" style:parent-style-name="Standard">
      <style:text-properties officeooo:rsid="00054c8b" officeooo:paragraph-rsid="0008f132"/>
    </style:style>
    <style:style style:name="P9" style:family="paragraph" style:parent-style-name="Standard">
      <style:text-properties officeooo:rsid="00054c8b" officeooo:paragraph-rsid="000e6046"/>
    </style:style>
    <style:style style:name="P10" style:family="paragraph" style:parent-style-name="Standard">
      <style:text-properties officeooo:rsid="000e6046" officeooo:paragraph-rsid="000e6046"/>
    </style:style>
    <style:style style:name="P11" style:family="paragraph" style:parent-style-name="Standard">
      <style:text-properties officeooo:rsid="0008f132" officeooo:paragraph-rsid="000e6046"/>
    </style:style>
    <style:style style:name="P12" style:family="paragraph" style:parent-style-name="Standard">
      <style:text-properties officeooo:rsid="000a3ac4" officeooo:paragraph-rsid="000e6046"/>
    </style:style>
    <style:style style:name="P13" style:family="paragraph" style:parent-style-name="Standard">
      <style:text-properties officeooo:rsid="00063b40" officeooo:paragraph-rsid="000e6046"/>
    </style:style>
    <style:style style:name="P14" style:family="paragraph" style:parent-style-name="Standard">
      <style:text-properties officeooo:rsid="000763c5" officeooo:paragraph-rsid="000e6046"/>
    </style:style>
    <style:style style:name="T1" style:family="text">
      <style:text-properties officeooo:rsid="00063b40"/>
    </style:style>
    <style:style style:name="T2" style:family="text">
      <style:text-properties fo:color="#3465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an and heatsinks</text:p>
      <text:h text:style-name="Heading_20_1" text:outline-level="1">Heatsinks</text:h>
      <text:p text:style-name="P10">I got these heatsinks:</text:p>
      <text:p text:style-name="P11"/>
      <text:p text:style-name="P12"><text:a xlink:type="simple" xlink:href="https://www.modmypi.com/raspberry-pi/accessories/heat-sinks-and-cooling/raspberry-pi-heat-sink-kit-red/?search=heatsink" text:style-name="Internet_20_link" text:visited-style-name="Visited_20_Internet_20_Link">https://www.modmypi.com/raspberry-pi/accessories/heat-sinks-and-cooling/raspberry-pi-heat-sink-kit-red/?search=heatsink</text:a> </text:p>
      <text:p text:style-name="P9"/>
      <text:p text:style-name="P10">As shown in the document 014_Overtemperature_problem.odt heatsinks don't lower cpu's temperature so much. But anyway, they are a start.</text:p>
      <text:h text:style-name="Heading_20_1" text:outline-level="1">Fans</text:h>
      <text:p text:style-name="P10">I could get a fan like this one:</text:p>
      <text:p text:style-name="P9"><text:a xlink:type="simple" xlink:href="http://www.ebay.co.uk/itm/400895288849" text:style-name="Internet_20_link" text:visited-style-name="Visited_20_Internet_20_Link">http://www.ebay.co.uk/itm/400895288849</text:a></text:p>
      <text:p text:style-name="P9"/>
      <text:p text:style-name="P10">Or maybe this one:</text:p>
      <text:p text:style-name="P13"><text:a xlink:type="simple" xlink:href="http://www.dx.com/p/active-cooling-mini-fan-for-raspberry-pi-3-model-b-2b-b-black-430935?tc=GBP&amp;gclid=CIG49Jadzc4CFYwy0wodzSIJ_g#.V7gfeGRieV5" text:style-name="Internet_20_link" text:visited-style-name="Visited_20_Internet_20_Link">http://www.dx.com/p/active-cooling-mini-fan-for-raspberry-pi-3-model-b-2b-b-black-430935?tc=GBP&amp;gclid=CIG49Jadzc4CFYwy0wodzSIJ_g#.V7gfeGRieV5</text:a></text:p>
      <text:p text:style-name="P13"/>
      <text:p text:style-name="P10">Or this one:</text:p>
      <text:p text:style-name="P14"><text:a xlink:type="simple" xlink:href="http://uk.rs-online.com/web/p/axial-fans/7588194/" text:style-name="Internet_20_link" text:visited-style-name="Visited_20_Internet_20_Link">http://uk.rs-online.com/web/p/axial-fans/7588194/</text:a><text:span text:style-name="T2"> </text:span></text:p>
      <text:p text:style-name="P10"/>
      <text:p text:style-name="P10">For now I'll leave it as it is because, anyway, I'm not going to use the laptop for intensive tasks. The temperature should get very high.</text:p>
      <text:p text:style-name="P10"/>
      <text:p text:style-name="P1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9-25T18:09:26.470664780</dc:date>
    <dc:creator>Emanuele Santanche</dc:creator>
    <meta:editing-duration>PT2H30M10S</meta:editing-duration>
    <meta:editing-cycles>13</meta:editing-cycles>
    <meta:document-statistic meta:table-count="0" meta:image-count="0" meta:object-count="0" meta:page-count="1" meta:paragraph-count="13" meta:word-count="73" meta:character-count="736" meta:non-whitespace-character-count="674"/>
  </office:meta>
</office:document-meta>
</file>